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.886cm" fo:min-width="6.67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886cm" fo:min-width="6.574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xml:id="id1" draw:id="id1" draw:layer="layout" svg:width="7.174cm" svg:height="2.136cm" svg:x="10.626cm" svg:y="0.264cm">
          <text:p text:style-name="P1">Agendar atendiment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174cm" svg:height="2.136cm" svg:x="10.626cm" svg:y="3.264cm">
          <text:p text:style-name="P1"/>
          <text:p text:style-name="P1">Informa os dados do </text:p>
          <text:p text:style-name="P1">agendament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174cm" svg:height="2.136cm" svg:x="10.626cm" svg:y="6.264cm">
          <text:p text:style-name="P1"/>
          <text:p text:style-name="P1">Verifica se há conflitos </text:p>
          <text:p text:style-name="P1">nos horário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174cm" svg:height="2.136cm" svg:x="10.626cm" svg:y="9.264cm">
          <text:p text:style-name="P1"/>
          <text:p text:style-name="P1">Envia dados para o </text:p>
          <text:p text:style-name="P1">don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7.174cm" svg:height="2.136cm" svg:x="15.626cm" svg:y="12.364cm">
          <text:p text:style-name="P1"/>
          <text:p text:style-name="P1">Confirma agendamento</text:p>
          <text:p text:style-name="P1">para o don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7.174cm" svg:height="2.136cm" svg:x="5.526cm" svg:y="12.364cm">
          <text:p text:style-name="P1"/>
          <text:p text:style-name="P1">Confirma agendamento</text:p>
          <text:p text:style-name="P1">para o cliente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213cm" svg:y1="2.4cm" svg:x2="14.213cm" svg:y2="3.264cm" draw:start-shape="id1" draw:start-glue-point="2" draw:end-shape="id2" draw:end-glue-point="0" svg:d="M14213 2400v864" svg:viewBox="0 0 1 865">
          <text:p/>
        </draw:connector>
        <draw:connector draw:style-name="gr2" draw:text-style-name="P1" draw:layer="layout" svg:x1="14.213cm" svg:y1="5.4cm" svg:x2="14.213cm" svg:y2="6.264cm" draw:start-shape="id2" draw:start-glue-point="2" draw:end-shape="id3" draw:end-glue-point="0" svg:d="M14213 5400v864" svg:viewBox="0 0 1 865">
          <text:p/>
        </draw:connector>
        <draw:connector draw:style-name="gr2" draw:text-style-name="P1" draw:layer="layout" svg:x1="14.213cm" svg:y1="8.4cm" svg:x2="14.213cm" svg:y2="9.264cm" draw:start-shape="id3" draw:start-glue-point="2" draw:end-shape="id4" draw:end-glue-point="0" svg:d="M14213 8400v864" svg:viewBox="0 0 1 865">
          <text:p/>
        </draw:connector>
        <draw:connector draw:style-name="gr2" draw:text-style-name="P1" draw:layer="layout" svg:x1="14.213cm" svg:y1="11.4cm" svg:x2="12.7cm" svg:y2="13.432cm" draw:start-shape="id4" draw:start-glue-point="2" draw:end-shape="id5" svg:d="M14213 11400v2032h-1513" svg:viewBox="0 0 1514 2033">
          <text:p/>
        </draw:connector>
        <draw:connector draw:style-name="gr2" draw:text-style-name="P1" draw:layer="layout" svg:x1="14.213cm" svg:y1="11.4cm" svg:x2="15.626cm" svg:y2="13.432cm" draw:start-shape="id4" draw:start-glue-point="2" draw:end-shape="id6" svg:d="M14213 11400v2032h1413" svg:viewBox="0 0 1414 2033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4" draw:text-style-name="P1" xml:id="id7" draw:id="id7" draw:layer="layout" svg:width="7.074cm" svg:height="2.136cm" svg:x="10.526cm" svg:y="0.864cm">
          <text:p text:style-name="P1">Cadastrament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7.074cm" svg:height="2.136cm" svg:x="10.526cm" svg:y="3.864cm">
          <text:p text:style-name="P1">Informa dados pessoai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7.074cm" svg:height="2.136cm" svg:x="5.826cm" svg:y="6.864cm">
          <text:p text:style-name="P1"/>
          <text:p text:style-name="P1">Confirmação de cadastro</text:p>
          <text:p text:style-name="P1">para o client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7.074cm" svg:height="2.136cm" svg:x="15.326cm" svg:y="6.864cm">
          <text:p text:style-name="P1"/>
          <text:p text:style-name="P1">Confirmação de cadastro</text:p>
          <text:p text:style-name="P1">para o dono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063cm" svg:y1="3cm" svg:x2="14.063cm" svg:y2="3.864cm" draw:start-shape="id7" draw:start-glue-point="2" draw:end-shape="id8" draw:end-glue-point="0" svg:d="M14063 3000v864" svg:viewBox="0 0 1 865">
          <text:p/>
        </draw:connector>
        <draw:connector draw:style-name="gr2" draw:text-style-name="P1" draw:layer="layout" svg:x1="14.063cm" svg:y1="6cm" svg:x2="12.9cm" svg:y2="7.932cm" draw:start-shape="id8" draw:start-glue-point="2" draw:end-shape="id9" draw:end-glue-point="1" svg:d="M14063 6000v1932h-1163" svg:viewBox="0 0 1164 1933">
          <text:p/>
        </draw:connector>
        <draw:connector draw:style-name="gr2" draw:text-style-name="P1" draw:layer="layout" svg:x1="14.063cm" svg:y1="6cm" svg:x2="15.326cm" svg:y2="7.932cm" draw:start-shape="id8" draw:start-glue-point="2" draw:end-shape="id10" svg:d="M14063 6000v1932h1263" svg:viewBox="0 0 1264 1933">
          <text:p/>
        </draw:connecto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custom-shape draw:style-name="gr1" draw:text-style-name="P1" draw:layer="layout" svg:width="7.174cm" svg:height="2.136cm" svg:x="10.626cm" svg:y="0.864cm">
          <text:p text:style-name="P1">Realizar compra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7.174cm" svg:height="2.136cm" svg:x="10.626cm" svg:y="3.964cm">
          <text:p text:style-name="P1"/>
          <text:p text:style-name="P1">Seleciona produtos no</text:p>
          <text:p text:style-name="P1">carrinh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7.174cm" svg:height="2.136cm" svg:x="10.626cm" svg:y="0.864cm">
          <text:p text:style-name="P1">Realizar compra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7.174cm" svg:height="2.136cm" svg:x="1.526cm" svg:y="7.264cm">
          <text:p text:style-name="P1"/>
          <text:p text:style-name="P1">Faz login para escolher</text:p>
          <text:p text:style-name="P1">forma de pagament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7.174cm" svg:height="2.136cm" svg:x="19.626cm" svg:y="7.264cm">
          <text:p text:style-name="P1"/>
          <text:p text:style-name="P1">Ou, faz o cadastramento</text:p>
          <text:p text:style-name="P1">no momento da compra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74cm" svg:height="2.136cm" svg:x="10.626cm" svg:y="7.264cm">
          <text:p text:style-name="P1"/>
          <text:p text:style-name="P1">Ou, já está logado e</text:p>
          <text:p text:style-name="P1">escolhe a forma de</text:p>
          <text:p text:style-name="P1">pagament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7.174cm" svg:height="2.136cm" svg:x="5.826cm" svg:y="10.764cm">
          <text:p text:style-name="P1">Confirma compra para</text:p>
          <text:p text:style-name="P1">o cliente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7.174cm" svg:height="2.136cm" svg:x="10.626cm" svg:y="7.264cm">
          <text:p text:style-name="P1"/>
          <text:p text:style-name="P1">Ou, já está logado e</text:p>
          <text:p text:style-name="P1">escolhe a forma de</text:p>
          <text:p text:style-name="P1">pagament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7.174cm" svg:height="2.136cm" svg:x="15.626cm" svg:y="10.764cm">
          <text:p text:style-name="P1">Confirma compra para</text:p>
          <text:p text:style-name="P1">o don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213cm" svg:y1="3cm" svg:x2="14.213cm" svg:y2="3.964cm" draw:start-shape="id11" draw:start-glue-point="2" draw:end-shape="id12" draw:end-glue-point="0" svg:d="M14213 3000v964" svg:viewBox="0 0 1 965">
          <text:p/>
        </draw:connector>
        <draw:connector draw:style-name="gr2" draw:text-style-name="P1" draw:layer="layout" svg:x1="14.213cm" svg:y1="6.1cm" svg:x2="14.213cm" svg:y2="7.264cm" draw:start-shape="id12" draw:start-glue-point="2" draw:end-shape="id13" draw:end-glue-point="0" svg:d="M14213 6100v1164" svg:viewBox="0 0 1 1165">
          <text:p/>
        </draw:connector>
        <draw:connector draw:style-name="gr2" draw:text-style-name="P1" draw:layer="layout" svg:x1="14.213cm" svg:y1="6.1cm" svg:x2="5.113cm" svg:y2="7.264cm" draw:start-shape="id12" draw:start-glue-point="2" draw:end-shape="id14" svg:d="M14213 6100v582h-9100v582" svg:viewBox="0 0 9101 1165">
          <text:p/>
        </draw:connector>
        <draw:connector draw:style-name="gr2" draw:text-style-name="P1" draw:layer="layout" svg:x1="14.213cm" svg:y1="6.1cm" svg:x2="23.213cm" svg:y2="7.264cm" draw:start-shape="id12" draw:start-glue-point="2" draw:end-shape="id15" draw:end-glue-point="0" svg:d="M14213 6100v582h9000v582" svg:viewBox="0 0 9001 1165">
          <text:p/>
        </draw:connector>
        <draw:connector draw:style-name="gr2" draw:text-style-name="P1" draw:layer="layout" svg:x1="5.113cm" svg:y1="9.4cm" svg:x2="9.413cm" svg:y2="10.764cm" draw:start-shape="id14" draw:start-glue-point="2" draw:end-shape="id16" draw:end-glue-point="0" svg:d="M5113 9400v682h4300v682" svg:viewBox="0 0 4301 1365">
          <text:p/>
        </draw:connector>
        <draw:connector draw:style-name="gr2" draw:text-style-name="P1" draw:layer="layout" svg:x1="14.213cm" svg:y1="9.4cm" svg:x2="9.413cm" svg:y2="10.764cm" draw:start-shape="id13" draw:start-glue-point="2" draw:end-shape="id16" draw:end-glue-point="0" svg:d="M14213 9400v682h-4800v682" svg:viewBox="0 0 4801 1365">
          <text:p/>
        </draw:connector>
        <draw:connector draw:style-name="gr2" draw:text-style-name="P1" draw:layer="layout" svg:x1="14.213cm" svg:y1="9.4cm" svg:x2="19.213cm" svg:y2="10.764cm" draw:start-shape="id13" draw:start-glue-point="2" draw:end-shape="id17" svg:d="M14213 9400v682h5000v682" svg:viewBox="0 0 5001 1365">
          <text:p/>
        </draw:connector>
        <draw:connector draw:style-name="gr2" draw:text-style-name="P1" draw:layer="layout" svg:x1="23.213cm" svg:y1="9.4cm" svg:x2="19.213cm" svg:y2="10.764cm" draw:start-shape="id15" draw:start-glue-point="2" draw:end-shape="id17" draw:end-glue-point="0" svg:d="M23213 9400v682h-4000v682" svg:viewBox="0 0 4001 1365">
          <text:p/>
        </draw:connecto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custom-shape draw:style-name="gr1" draw:text-style-name="P1" draw:layer="layout" svg:width="7.174cm" svg:height="2.136cm" svg:x="10.626cm" svg:y="0.864cm">
          <text:p text:style-name="P1">Fazer logi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7.174cm" svg:height="2.136cm" svg:x="10.626cm" svg:y="3.964cm">
          <text:p text:style-name="P1">Inserir e-mail e senha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7.174cm" svg:height="2.136cm" svg:x="10.626cm" svg:y="0.864cm">
          <text:p text:style-name="P1">Fazer logi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7.174cm" svg:height="2.136cm" svg:x="6.026cm" svg:y="7.364cm">
          <text:p text:style-name="P1">Entra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7.174cm" svg:height="2.136cm" svg:x="15.326cm" svg:y="7.364cm">
          <text:p text:style-name="P1">Cadastrar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213cm" svg:y1="3cm" svg:x2="14.213cm" svg:y2="3.964cm" draw:start-shape="id18" draw:start-glue-point="2" draw:end-shape="id19" draw:end-glue-point="0" svg:d="M14213 3000v964" svg:viewBox="0 0 1 965">
          <text:p/>
        </draw:connector>
        <draw:connector draw:style-name="gr2" draw:text-style-name="P1" draw:layer="layout" svg:x1="14.213cm" svg:y1="6.1cm" svg:x2="9.613cm" svg:y2="7.364cm" draw:start-shape="id19" draw:start-glue-point="2" draw:end-shape="id20" draw:end-glue-point="0" svg:d="M14213 6100v632h-4600v632" svg:viewBox="0 0 4601 1265">
          <text:p/>
        </draw:connector>
        <draw:connector draw:style-name="gr2" draw:text-style-name="P1" draw:layer="layout" svg:x1="14.213cm" svg:y1="6.1cm" svg:x2="18.913cm" svg:y2="7.364cm" draw:start-shape="id19" draw:start-glue-point="2" draw:end-shape="id21" draw:end-glue-point="0" svg:d="M14213 6100v632h4700v632" svg:viewBox="0 0 4701 1265">
          <text:p/>
        </draw:connecto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ana </meta:initial-creator>
    <meta:creation-date>2016-03-20T16:18:15.618176272</meta:creation-date>
    <dc:date>2016-03-27T23:03:14.414850821</dc:date>
    <dc:creator>Alana </dc:creator>
    <meta:editing-duration>PT5M50S</meta:editing-duration>
    <meta:editing-cycles>4</meta:editing-cycles>
    <meta:generator>LibreOffice/4.3.3.2$Linux_X86_64 LibreOffice_project/430m0$Build-2</meta:generator>
    <meta:document-statistic meta:object-count="72"/>
  </office:meta>
</office:document-meta>
</file>